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79F8572EFBDDBC93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7.628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9.914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9.914cm"/>
    </style:style>
    <style:style style:name="gr7" style:family="graphic" style:parent-style-name="standard">
      <style:graphic-properties draw:textarea-horizontal-align="justify" draw:textarea-vertical-align="middle" draw:auto-grow-height="false" fo:min-height="1.378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97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2.60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2pt" fo:font-style="normal" style:font-size-asian="16pt" style:font-style-asian="normal" style:font-size-complex="16pt" style:font-style-complex="normal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CIS5371-Project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AES and RSA Implementation</text:p>
            <text:p/>
            <text:p><text:span text:style-name="T1">Christopher Foley</text:span></text:p>
            <text:p><text:span text:style-name="T1">Bijayita Thap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verview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Description</text:p>
              </text:list-item>
              <text:list-item>
                <text:p>Overall Structure</text:p>
              </text:list-item>
              <text:list-item>
                <text:p>Lessons Learned</text:p>
                <text:list>
                  <text:list-item>
                    <text:p>GUI</text:p>
                  </text:list-item>
                  <text:list-item>
                    <text:p>Cryptographic packages</text:p>
                  </text:list-item>
                  <text:list-item>
                    <text:p>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scription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Command line driven encryption using either RSA or AES encryption</text:p>
              </text:list-item>
              <text:list-item>
                <text:p>No modes available yet</text:p>
              </text:list-item>
              <text:list-item>
                <text:p>128 bit keys used</text:p>
              </text:list-item>
              <text:list-item>
                <text:p>If key is not specified random numbers will be generated</text:p>
              </text:list-item>
              <text:list-item>
                <text:p>RSA or AES selectable</text:p>
              </text:list-item>
              <text:list-item>
                <text:p>Future features:</text:p>
                <text:list>
                  <text:list-item>
                    <text:p>CBC modes</text:p>
                  </text:list-item>
                  <text:list-item>
                    <text:p>Adding DES/3DES/ElGamal</text:p>
                  </text:list-item>
                  <text:list-item>
                    <text:p>192 &amp; 256 byte A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verall Structure</text:p>
          </draw:text-box>
        </draw:frame>
        <draw:frame presentation:style-name="pr4" draw:layer="layout" svg:width="11.3cm" svg:height="10.548cm" svg:x="1.4cm" svg:y="3.8cm" presentation:class="outline" presentation:user-transformed="true">
          <draw:text-box>
            <text:list text:style-name="L2">
              <text:list-item>
                <text:p>Written in C/C++ to allow for bit manipulations </text:p>
              </text:list-item>
              <text:list-item>
                <text:p>CryptoPP used to allow for large integers</text:p>
              </text:list-item>
              <text:list-item>
                <text:p>Cryptographic package allows for use of direct linking to packages</text:p>
              </text:list-item>
              <text:list-item>
                <text:p>Command line interface provided</text:p>
              </text:list-item>
            </text:list>
          </draw:text-box>
        </draw:frame>
        <draw:custom-shape draw:style-name="gr2" draw:text-style-name="P2" draw:layer="layout" svg:width="8.128cm" svg:height="3.048cm" svg:x="14.986cm" svg:y="12.192cm">
          <text:p/>
          <draw:enhanced-geometry draw:type="frame"/>
        </draw:custom-shape>
        <draw:custom-shape draw:style-name="gr3" draw:text-style-name="P2" draw:layer="layout" svg:width="10.414cm" svg:height="2.286cm" svg:x="16.764cm" svg:y="11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64cm" svg:height="2.032cm" svg:x="16.764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72cm" svg:height="2.032cm" svg:x="22.352cm" svg:y="8.3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414cm" svg:height="1.778cm" svg:x="16.764cm" svg:y="4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08cm" svg:height="2.032cm" svg:x="18.288cm" svg:y="6.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0.508cm" svg:height="2.032cm" svg:x="24.384cm" svg:y="6.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0.508cm" svg:height="1.524cm" svg:x="18.288cm" svg:y="10.4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0.508cm" svg:height="1.524cm" svg:x="24.13cm" svg:y="10.4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3" draw:layer="layout" svg:width="7.62cm" svg:height="0.962cm" svg:x="18.542cm" svg:y="12.7cm">
          <draw:text-box>
            <text:p>CryptoPP Library</text:p>
          </draw:text-box>
        </draw:frame>
        <draw:frame draw:style-name="gr9" draw:text-style-name="P3" draw:layer="layout" svg:width="2.286cm" svg:height="0.962cm" svg:x="17.526cm" svg:y="8.89cm">
          <draw:text-box>
            <text:p>RSA</text:p>
          </draw:text-box>
        </draw:frame>
        <draw:frame draw:style-name="gr9" draw:text-style-name="P3" draw:layer="layout" svg:width="2.286cm" svg:height="0.962cm" svg:x="23.368cm" svg:y="8.89cm">
          <draw:text-box>
            <text:p>AES</text:p>
          </draw:text-box>
        </draw:frame>
        <draw:frame draw:style-name="gr9" draw:text-style-name="P3" draw:layer="layout" svg:width="8.636cm" svg:height="0.962cm" svg:x="17.78cm" svg:y="4.826cm">
          <draw:text-box>
            <text:p>Application (CIS5371-Driver)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Lessons Learne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GUI</text:p>
                <text:list>
                  <text:list-item>
                    <text:p>Treefrog Framework selected</text:p>
                  </text:list-item>
                </text:list>
              </text:list-item>
              <text:list-item>
                <text:p>Cryptographic Package</text:p>
                <text:list>
                  <text:list-item>
                    <text:p>CryptoPP chosen</text:p>
                  </text:list-item>
                </text:list>
              </text:list-item>
              <text:list-item>
                <text:p>Implementation</text:p>
                <text:list>
                  <text:list-item>
                    <text:p>Issues and conc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Lessons Learned - GUI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Treefrog Framework Selected</text:p>
                <text:list>
                  <text:list-item>
                    <text:p>C/C++</text:p>
                  </text:list-item>
                  <text:list-item>
                    <text:p>Framework is selectable which means complexity</text:p>
                  </text:list-item>
                  <text:list-item>
                    <text:p>Requires server running</text:p>
                  </text:list-item>
                  <text:list-item>
                    <text:p>Changes to GUI require full rebuildGUI</text:p>
                  </text:list-item>
                </text:list>
              </text:list-item>
              <text:list-item>
                <text:p>OpenSQL/MariaDB or MongoDB available</text:p>
              </text:list-item>
              <text:list-item>
                <text:p>Requires screen design first</text:p>
              </text:list-item>
              <text:list-item>
                <text:p>After 3 weeks of evenings, I gave up and went to command line.</text:p>
              </text:list-item>
              <text:list-item>
                <text:p>Java easier for GUI, but we will continue to investigate/lear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01cm" svg:x="6.6cm" svg:y="0.3cm" presentation:class="title" presentation:user-transformed="true">
          <draw:text-box>
            <text:p>Lessons Learned - CryptoPP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ryptoPP</text:p>
              </text:list-item>
              <text:list-item>
                <text:p>Cryptographic package</text:p>
                <text:list>
                  <text:list-item>
                    <text:p>Numerous algorithms</text:p>
                  </text:list-item>
                  <text:list-item>
                    <text:p>Number Theoretic Package – great for debug and test</text:p>
                  </text:list-item>
                </text:list>
              </text:list-item>
              <text:list-item>
                <text:p>Large integers up to 2<text:span text:style-name="T2">255</text:span></text:p>
                <text:list>
                  <text:list-item>
                    <text:p><text:span text:style-name="T3">Mathematical functions (including XOR and modulus)</text:span></text:p>
                  </text:list-item>
                  <text:list-item>
                    <text:p><text:span text:style-name="T3">Prime/Coprime/Calculate multiplicative invers</text:span></text:p>
                  </text:list-item>
                </text:list>
              </text:list-item>
              <text:list-item>
                <text:p>C/C++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01cm" svg:x="6.6cm" svg:y="0.3cm" presentation:class="title" presentation:user-transformed="true">
          <draw:text-box>
            <text:p>Lessons Learned - Implementati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Although CPU supports 64 bits DES is best implemented as 8 bytes.</text:p>
              </text:list-item>
              <text:list-item>
                <text:p>Std::string allows use of streaming, but care must be taken </text:p>
              </text:list-item>
              <text:list-item>
                <text:p>When implementing key_expansion in AES parts treated as 32 bit words AND 8 bit bytes.</text:p>
                <text:list>
                  <text:list-item>
                    <text:p>A union was created to allow overlay</text:p>
                  </text:list-item>
                  <text:list-item>
                    <text:p>System was little endian which presented problems accessing bytes and words. <text:s/></text:p>
                  </text:list-item>
                  <text:list-item>
                    <text:p>Code added to account for endianess of system</text:p>
                  </text:list-item>
                  <text:list-item>
                    <text:p>DEBUG FLAGS critical during compilation</text:p>
                  </text:list-item>
                </text:list>
              </text:list-item>
              <text:list-item>
                <text:p>Lecture Notes AND Handbook of Cryptography essential for developm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omment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hristopher Foley &lt;<text:a xlink:href="mailto:cfoley3@fau.edu" xlink:type="simple">cfoley3@fau.edu</text:a>&gt; and/or </text:p>
              </text:list-item>
              <text:list-item>
                <text:p>Bijayita Thapa &lt;bthapa@my.fau.edu&gt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79F8572EFBDDBC93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21:40:03.620756824</meta:creation-date>
    <meta:editing-duration>PT19M18S</meta:editing-duration>
    <meta:editing-cycles>4</meta:editing-cycles>
    <meta:generator>LibreOffice/6.1.3.2$Linux_X86_64 LibreOffice_project/10$Build-2</meta:generator>
    <dc:title>Metropolis</dc:title>
    <dc:date>2018-12-01T22:27:57.890812572</dc:date>
    <meta:document-statistic meta:object-count="71"/>
  </office:meta>
</office:document-meta>
</file>